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7989" officeooo:paragraph-rsid="001a7989"/>
    </style:style>
    <style:style style:name="P2" style:family="paragraph" style:parent-style-name="Standard">
      <style:text-properties officeooo:rsid="001b964f" officeooo:paragraph-rsid="001b964f"/>
    </style:style>
    <style:style style:name="P3" style:family="paragraph" style:parent-style-name="Standard">
      <style:text-properties officeooo:rsid="001c3a13" officeooo:paragraph-rsid="001c3a13"/>
    </style:style>
    <style:style style:name="P4" style:family="paragraph" style:parent-style-name="Standard">
      <style:text-properties officeooo:rsid="001c3a13" officeooo:paragraph-rsid="001c3a13" fo:background-color="#ffff00"/>
    </style:style>
    <style:style style:name="P5" style:family="paragraph" style:parent-style-name="Standard">
      <style:text-properties officeooo:rsid="001da7be" officeooo:paragraph-rsid="001da7be"/>
    </style:style>
    <style:style style:name="P6" style:family="paragraph" style:parent-style-name="Standard">
      <style:text-properties officeooo:rsid="001e5da1" officeooo:paragraph-rsid="001e5da1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1fc7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.)<text:tab/>Modelli da sviluppare</text:p>
      <text:p text:style-name="P1"/>
      <text:p text:style-name="P1">VAE-CNN </text:p>
      <text:p text:style-name="P1">LSTM-CNN</text:p>
      <text:p text:style-name="P1">AE-CNN</text:p>
      <text:p text:style-name="P1">AE-LSTM</text:p>
      <text:p text:style-name="P1"/>
      <text:p text:style-name="P1">pytorch o tensorflow</text:p>
      <text:p text:style-name="P1"/>
      <text:p text:style-name="P1">paramteri </text:p>
      <text:p text:style-name="P1"/>
      <text:p text:style-name="P1">.)<text:tab/>DATI</text:p>
      <text:p text:style-name="P1"/>
      <text:p text:style-name="P1">Qanti?</text:p>
      <text:p text:style-name="P1"/>
      <text:p text:style-name="P1">Dove?</text:p>
      <text:p text:style-name="P1"/>
      <text:p text:style-name="P1">Unsupervised</text:p>
      <text:p text:style-name="P1"/>
      <text:p text:style-name="P1">Metriche-Loss</text:p>
      <text:p text:style-name="P1"/>
      <text:p text:style-name="P1">Collaborazione)</text:p>
      <text:p text:style-name="P1"/>
      <text:p text:style-name="P1">github pubblico</text:p>
      <text:p text:style-name="P1"/>
      <text:p text:style-name="P1">modelli da repository per scriverli per ray</text:p>
      <text:p text:style-name="P1"/>
      <text:p text:style-name="P1">Acesso davinci-1</text:p>
      <text:p text:style-name="P1"/>
      <text:p text:style-name="P2">USE-CASE</text:p>
      <text:p text:style-name="P2">sentinel - telemetria quote di reazione 2 anni dati (8 Herz) a terra sono sottocampionati</text:p>
      <text:p text:style-name="P2"/>
      <text:p text:style-name="P2">0.5</text:p>
      <text:p text:style-name="P2"/>
      <text:p text:style-name="P2">0.24 (ogni 4 secondi):</text:p>
      <text:p text:style-name="P2"/>
      <text:p text:style-name="P2">alcuni casi 8 seconid</text:p>
      <text:p text:style-name="P2"/>
      <text:p text:style-name="P2">4 ruota di reazione ogni routa (corrente-tensione-temperatura)</text:p>
      <text:p text:style-name="P2">(verso di rotazione)</text:p>
      <text:p text:style-name="P2"/>
      <text:p text:style-name="P2">segnale logico modalità operativa (nominale)</text:p>
      <text:p text:style-name="P2"/>
      <text:p text:style-name="P2">se ci dono operazioni (variazioni)</text:p>
      <text:p text:style-name="P2"/>
      <text:p text:style-name="P2">uniformare a frequenza e standardizzare dataset (quando ci sono cambi di operazioni)</text:p>
      <text:p text:style-name="P2"/>
      <text:p text:style-name="P2">aprile – maggio delle anomalie.</text:p>
      <text:p text:style-name="P2"><text:s/></text:p>
      <text:p text:style-name="P2">15 mesi a mezzo hertz</text:p>
      <text:p text:style-name="P2"/>
      <text:p text:style-name="P2"/>
      <text:p text:style-name="P4"><text:soft-page-break/>buona architettura sui dati</text:p>
      <text:p text:style-name="P4"/>
      <text:p text:style-name="P4">augumentation: overlap finestre</text:p>
      <text:p text:style-name="P2"/>
      <text:p text:style-name="P2"/>
      <text:p text:style-name="P2">Use-CASE:</text:p>
      <text:p text:style-name="P2"/>
      <text:p text:style-name="P3">numero serie temporali</text:p>
      <text:p text:style-name="P3"/>
      <text:p text:style-name="P3">3 scenari:</text:p>
      <text:p text:style-name="P3"/>
      <text:p text:style-name="P3">telemetria (Columbus) monitoraggio dell’area della capsua (C02) frequenze campionamento anche nominale</text:p>
      <text:p text:style-name="P3"/>
      <text:p text:style-name="P3">3 anomalie diverse &gt;&gt;&gt; lente degradazione (sensore – sotituito)</text:p>
      <text:p text:style-name="P3"/>
      <text:p text:style-name="P3"/>
      <text:p text:style-name="P3"/>
      <text:p text:style-name="P5">sensore mai partito </text:p>
      <text:p text:style-name="P2"/>
      <text:p text:style-name="P5">autoregressivi -PCA <text:span text:style-name="T1">reti </text:span><text:span text:style-name="T2">autoencoder</text:span></text:p>
      <text:p text:style-name="P5"><text:span text:style-name="T2"/></text:p>
      <text:p text:style-name="P5"><text:span text:style-name="T2">benchmark senza vincoli</text:span></text:p>
      <text:p text:style-name="P5"><text:span text:style-name="T2">cap al numero di parametri </text:span></text:p>
      <text:p text:style-name="P5"><text:span text:style-name="T2"/></text:p>
      <text:p text:style-name="P5"><text:span text:style-name="T2"/></text:p>
      <text:p text:style-name="P6"><text:span text:style-name="T2">.) mandare paper-code</text:span></text:p>
      <text:p text:style-name="P6"><text:span text:style-name="T2"/></text:p>
      <text:p text:style-name="P6"><text:span text:style-name="T2">.) strutture</text:span></text:p>
      <text:p text:style-name="P6"><text:span text:style-name="T2"/></text:p>
      <text:p text:style-name="P6"><text:span text:style-name="T2">.) xgoal</text:span></text:p>
      <text:p text:style-name="P6"><text:span text:style-name="T2"/></text:p>
      <text:p text:style-name="P6"><text:span text:style-name="T2">pruning lottery ticket </text:span><text:span text:style-name="T3">(PRUNING)</text:span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8T10:26:35.710632351</meta:creation-date>
    <dc:date>2022-06-08T19:10:03.044902891</dc:date>
    <meta:editing-duration>PT7H11M5S</meta:editing-duration>
    <meta:editing-cycles>1</meta:editing-cycles>
    <meta:document-statistic meta:table-count="0" meta:image-count="0" meta:object-count="0" meta:page-count="2" meta:paragraph-count="45" meta:word-count="154" meta:character-count="1099" meta:non-whitespace-character-count="980"/>
    <meta:generator>LibreOffice/7.3.3.2$Linux_X86_64 LibreOffice_project/30$Build-2</meta:generator>
  </office:meta>
</office:document-meta>
</file>